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://www.hoise.com/vmw/05/articles/vmw/LV-VM-07-05-2.html">http://www.hoise.com/vmw/05/articles/vmw/LV-VM-07-05-2.html</text:a></text:p>
      <text:p text:style-name="Standard"/>
      <text:p text:style-name="Standard"><text:a xlink:type="simple" xlink:href="http://www.google.cz/url?sa=t&amp;rct=j&amp;q=blood%20pressure%20remote%20monitoring&amp;source=web&amp;cd=1&amp;sqi=2&amp;ved=0CEsQFjAA&amp;url=http%3A%2F%2Fciteseerx.ist.psu.edu%2Fviewdoc%2Fdownload%3Fdoi%3D10.1.1.123.5569%26rep%3Drep1%26type%3Dpdf&amp;ei=s0nTTvbfEITIsgazyNHKDA&amp;usg=AFQjCNFUEJ45IIIOgvd0cQ7LXwdNKUKOgg&amp;sig2=1Hz7oQl6Y79G5g-bPe1ehQ&amp;cad=rja">http://www.google.cz/url?sa=t&amp;rct=j&amp;q=blood%20pressure%20remote%20monitoring&amp;source=web&amp;cd=1&amp;sqi=2&amp;ved=0CEsQFjAA&amp;url=http%3A%2F%2Fciteseerx.ist.psu.edu%2Fviewdoc%2Fdownload%3Fdoi%3D10.1.1.123.5569%26rep%3Drep1%26type%3Dpdf&amp;ei=s0nTTvbfEITIsgazyNHKDA&amp;usg=AFQjCNFUEJ45IIIOgvd0cQ7LXwdNKUKOgg&amp;sig2=1Hz7oQl6Y79G5g-bPe1ehQ&amp;cad=rja</text:a></text:p>
      <text:p text:style-name="Standard"/>
      <text:p text:style-name="Standard"><text:a xlink:type="simple" xlink:href="http://papers.sae.org/2011-01-1024/">http://papers.sae.org/2011-01-1024/</text:a></text:p>
      <text:p text:style-name="Standard"/>
      <text:p text:style-name="Standard"><text:a xlink:type="simple" xlink:href="http://ducknetweb.blogspot.com/2009/06/high-blood-pressure-bluetooth-remote.html">http://ducknetweb.blogspot.com/2009/06/high-blood-pressure-bluetooth-remote.html</text:a></text:p>
      <text:p text:style-name="Standard"/>
      <text:p text:style-name="Standard">http://www.news-medical.net/news/20111121/New-blood-pressure-remote-monitoring-program-for-Stamford-employees-families.as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8T09:38:34.22</meta:creation-date>
    <meta:document-statistic meta:table-count="0" meta:image-count="0" meta:object-count="0" meta:page-count="1" meta:paragraph-count="5" meta:word-count="5" meta:character-count="620"/>
    <dc:date>2011-11-28T09:49:36.78</dc:date>
    <meta:editing-duration>PT11M4S</meta:editing-duration>
    <meta:editing-cycles>1</meta:editing-cycles>
    <meta:generator>OpenOffice.org/3.3$Win32 OpenOffice.org_project/330m20$Build-9567</meta:generator>
  </office:meta>
</office:document-meta>
</file>